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32.24pt"/>
    </style:style>
    <style:style style:name="co6" style:family="table-column">
      <style:table-column-properties fo:break-before="auto" style:column-width="333.84pt"/>
    </style:style>
    <style:style style:name="co7" style:family="table-column">
      <style:table-column-properties fo:break-before="auto" style:column-width="254.75pt"/>
    </style:style>
    <style:style style:name="co8" style:family="table-column">
      <style:table-column-properties fo:break-before="auto" style:column-width="110.35pt"/>
    </style:style>
    <style:style style:name="co9" style:family="table-column">
      <style:table-column-properties fo:break-before="auto" style:column-width="48.05pt"/>
    </style:style>
    <style:style style:name="co10" style:family="table-column">
      <style:table-column-properties fo:break-before="auto" style:column-width="65.2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86.26pt"/>
    </style:style>
    <style:style style:name="co13" style:family="table-column">
      <style:table-column-properties fo:break-before="auto" style:column-width="36.74pt"/>
    </style:style>
    <style:style style:name="co14" style:family="table-column">
      <style:table-column-properties fo:break-before="auto" style:column-width="88.1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45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96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9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00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/>
    </style:style>
    <style:style style:name="ce6" style:family="table-cell" style:parent-style-name="Default" style:data-style-name="N100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10"/>
        <table:table-column table:style-name="co7" table:default-cell-style-name="ce1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8"/>
        <table:table-column table:style-name="co14" table:default-cell-style-name="ce2"/>
        <table:table-column table:style-name="co7" table:default-cell-style-name="Default"/>
        <table:table-column table:style-name="co15" table:number-columns-repeated="1008" table:default-cell-style-name="ce11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Competencies</text:p>
          </table:table-cell>
          <table:table-cell table:style-name="ce13" office:value-type="string" calcext:value-type="string">
            <text:p>Tech Competencie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7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/>
          <table:table-cell table:style-name="ce13"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45-48, 380, 381, 384, 385, 386, 387, 388, 389, 390, 391, 392, 394, 395, 448, 449, 450, 451, 452, 453, 305, 306, 307, 308, 309, 310, 311, 312, 313, 314, 315, 316, 317, 318, 319, 320, 321, 279, 280, 281, 282, 283, 284, 285, 286, 287, 288, 289, 290, 291, 292, 293, 294, 295, 296, 297, 298, 299, 300, 301, 302</text:p>
          </table:table-cell>
          <table:table-cell/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string" calcext:value-type="string">
            <text:p>380, 381, 384, 385, 386, 387, 388, 389, 390, 391, 392, 394, 395, 448, 449, 450, 451, 452, 453, 305, 306, 307, 308, 309, 310, 311, 312, 313, 314, 315, 316, 317, 318, 319, 320, 321, 279, 280, 281, 282, 283, 284, 285, 286, 287, 288, 289, 290, 291, 292, 293, 294, 295, 296, 297, 298, 299, 300, 301, 302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305-321</text:p>
          </table:table-cell>
          <table:table-cell/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279-302</text:p>
          </table:table-cell>
          <table:table-cell/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string" calcext:value-type="string">
            <text:p>305-321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string" calcext:value-type="string">
            <text:p>305-321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39, 40, 357-359, 76, 96-99, 360, 361, 362, 363, 364, 365, 366, 367, 368, 369, 370, 371, 372, 373, 441, 442, 443, 444, 445, 446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Tort Law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4" office:value-type="string" calcext:value-type="string">
            <text:p>SAL Annual Lecture</text:p>
          </table:table-cell>
          <table:table-cell table:style-name="ce20" office:value-type="string" calcext:value-type="string">
            <text:p>141, 142, 143, 144, 145, 146, 163, 164, 190, 191, 192, 193, 194, 195, 196, 197</text:p>
          </table:table-cell>
          <table:table-cell/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string" calcext:value-type="string">
            <text:p>133-135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133-135</text:p>
          </table:table-cell>
          <table:table-cell/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string" calcext:value-type="string">
            <text:p>133-13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39, 40, 357-359, 76, 96-99, 133-135, 360, 361, 362, 363, 364, 365, 366, 367, 368, 369, 370, 371, 372, 373, 441, 442, 443, 444, 445, 446</text:p>
          </table:table-cell>
          <table:table-cell/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39, 40, 357-359, 76, 96-99, 133-135, 360, 361, 362, 363, 364, 365, 366, 367, 368, 369, 370, 371, 372, 373, 441, 442, 443, 444, 445, 446</text:p>
          </table:table-cell>
          <table:table-cell/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/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181, 121, 219</text:p>
          </table:table-cell>
          <table:table-cell/>
          <table:table-cell office:value-type="string" calcext:value-type="string">
            <text:p>https://www.sal-e.org.sg/data-protection-series-practical-analysis-of-pdpa-policies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181, 121, 219</text:p>
          </table:table-cell>
          <table:table-cell/>
          <table:table-cell office:value-type="string" calcext:value-type="string">
            <text:p>https://www.sal-e.org.sg/data-protection-series-conducting-a-personal-data-audit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number-columns-repeated="2"/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Deal-making Through Negotiation</text:p>
          </table:table-cell>
          <table:table-cell table:style-name="ce20" office:value-type="string" calcext:value-type="string">
            <text:p>118, 119, 120, 121, 122, 123, 129, 130, 131, 132, 110, 111, 112, 113, 114</text:p>
          </table:table-cell>
          <table:table-cell/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number-columns-repeated="2"/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20" office:value-type="string" calcext:value-type="string">
            <text:p>233, 234, 235, 236, 237, 238, 239, 240, 327, 328, 329, 412, 413, 161, 162, 186, 187, 188, 189, 223, 224, 225, 149, 166, 167, 168, 169, 170, 171, 172, 203, 204, 205, 206, 207, 382, 393, 375, 376, 377, 378, 379, 447, 408, 409, 275, 276, 277, 278, 354, 355, 356, 439, 440, 150, 151, 173, 174, 175, 208, 209, 210, 211, 212, 213, 214, 304, 226, 227, 228, 229, 230, 231, 232, 322, 323, 324, 325, 326, 410, 411, 383, 303, 374, 261, 262, 334, 335,336, 337, 338, 339, 340, 341, 342, 343, 418, 419, 420, 421, 422, 423, 424, 425, 426, 427, 428, 429, 430, 431, 432, 152, 153, 154, 155, 156, 157, 158, 159, 160, 176, 177, 178, 179, 180, 181, 182, 183, 184, 185, 215, 216, 217, 218, 219, 220, 221, 222</text:p>
          </table:table-cell>
          <table:table-cell/>
          <table:table-cell office:value-type="string" calcext:value-type="string">
            <text:p>https://www.sal-e.org.sg/sal-insead-law-firm-leadership-programme</text:p>
          </table:table-cell>
          <table:table-cell table:style-name="ce6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136-140</text:p>
          </table:table-cell>
          <table:table-cell/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19, 20, 21, 22, 49, 50, 51 </text:p>
          </table:table-cell>
          <table:table-cell/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/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table:number-columns-repeated="2"/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136-140</text:p>
          </table:table-cell>
          <table:table-cell/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63-66, 19, 20, 21, 22, 49, 50, 51, 68, 69, 70, 71, 91, 104, 105, 106, 107, 108, 109, 115-117</text:p>
          </table:table-cell>
          <table:table-cell/>
          <table:table-cell office:value-type="string" calcext:value-type="string">
            <text:p>https://www.sal-e.org.sg/practice-advantage-legal-project-management-essentials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table:number-columns-repeated="2"/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45-48, 67, 68, 69, 70, 71, 91</text:p>
          </table:table-cell>
          <table:table-cell/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table:style-name="ce20" office:value-type="string" calcext:value-type="string">
            <text:p>19, 20, 21, 22, 49, 50, 51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table:style-name="ce20" office:value-type="string" calcext:value-type="string">
            <text:p>19, 20, 21, 22, 49, 50, 51, 3, 4, 5, 6, 23, 24, 25, 52, 53, 54, 55, 81, 82, 83, 84, 92, 93, 124-128</text:p>
          </table:table-cell>
          <table:table-cell/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table:style-name="ce20" office:value-type="string" calcext:value-type="string">
            <text:p>19, 20, 21, 22, 49, 50, 51 </text:p>
          </table:table-cell>
          <table:table-cell/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1, 2,19, 20, 21, 22, 49, 50, 51, 104, 105, 106, 107, 108, 109, 124-128</text:p>
          </table:table-cell>
          <table:table-cell/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table:style-name="ce20" office:value-type="string" calcext:value-type="string">
            <text:p>19, 20, 21, 22, 49, 50, 51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63-66, 1, 2, 19, 20, 21, 22, 49, 50, 51 , 124-128, 12, 13, 14, 15, 16, 17, 18, 30, 31, 32, 33, 34, 58, 59, 60, 61, 62, 89, 90, 9</text:p>
          </table:table-cell>
          <table:table-cell/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table:number-columns-repeated="2"/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string" calcext:value-type="string">
            <text:p>45-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string" calcext:value-type="string">
            <text:p>45-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string" calcext:value-type="string">
            <text:p>181, 121, 2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39, 40, 357-359, 76, 96-99, 360, 361, 362, 363, 364, 365, 366, 367, 368, 369, 370, 371, 372, 373, 441, 442, 443, 444, 445, 4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derstanding &amp; Solutioning for Legal Tech Innovators</text:p>
          </table:table-cell>
          <table:table-cell/>
          <table:table-cell table:style-name="ce10" office:value-type="string" calcext:value-type="string">
            <text:p>1, 2, 3,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Nov</text:p>
          </table:table-cell>
          <table:table-cell office:value-type="string" calcext:value-type="string">
            <text:p>LTC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ntrepreneurship &amp; Collaboration for Legal Tech Innovators</text:p>
          </table:table-cell>
          <table:table-cell/>
          <table:table-cell table:style-name="ce10" office:value-type="string" calcext:value-type="string">
            <text:p>5, 6, 7, 8, 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echnology Literacy &amp; Advocacy for Legal Tech Innovators</text:p>
          </table:table-cell>
          <table:table-cell/>
          <table:table-cell table:style-name="ce10" office:value-type="string" calcext:value-type="string">
            <text:p>10, 11, 12, 13, 14, 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Security &amp; Data Governance for Legal Tech Enablers</text:p>
          </table:table-cell>
          <table:table-cell/>
          <table:table-cell table:style-name="ce10" office:value-type="string" calcext:value-type="string">
            <text:p>16, 17, 1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Nov</text:p>
          </table:table-cell>
          <table:table-cell office:value-type="string" calcext:value-type="string">
            <text:p>LTC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Access, Trust &amp; Adjudication for Legal Tech Enablers</text:p>
          </table:table-cell>
          <table:table-cell/>
          <table:table-cell table:style-name="ce10" office:value-type="string" calcext:value-type="string">
            <text:p>19, 20, 2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Nov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gital Productivity &amp; Process Improvement for Legal Tech Enablers</text:p>
          </table:table-cell>
          <table:table-cell/>
          <table:table-cell table:style-name="ce10" office:value-type="string" calcext:value-type="string">
            <text:p>22, 23, 24, 25, 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Nov</text:p>
          </table:table-cell>
          <table:table-cell office:value-type="string" calcext:value-type="string">
            <text:p>LTC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Information &amp; Analytics Literacy for Legal Tech Enablers</text:p>
          </table:table-cell>
          <table:table-cell/>
          <table:table-cell table:style-name="ce10" office:value-type="string" calcext:value-type="string">
            <text:p>27, 28, 29, 30, 3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Nov</text:p>
          </table:table-cell>
          <table:table-cell office:value-type="string" calcext:value-type="string">
            <text:p>LTC</text:p>
          </table:table-cell>
          <table:table-cell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table:style-name="ce5" office:value-type="string" calcext:value-type="string">
            <text:p>Digital Security &amp; Data Governance for Legal Tech Users</text:p>
          </table:table-cell>
          <table:table-cell/>
          <table:table-cell table:style-name="ce10" office:value-type="string" calcext:value-type="string">
            <text:p>32, 33, 34, 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Nov</text:p>
          </table:table-cell>
          <table:table-cell office:value-type="string" calcext:value-type="string">
            <text:p>LTC</text:p>
          </table:table-cell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style-name="ce5" office:value-type="string" calcext:value-type="string">
            <text:p>Digital Communication &amp; Collaboration for Legal Tech Users</text:p>
          </table:table-cell>
          <table:table-cell/>
          <table:table-cell table:style-name="ce10" office:value-type="string" calcext:value-type="string">
            <text:p>36, 3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 Nov</text:p>
          </table:table-cell>
          <table:table-cell office:value-type="string" calcext:value-type="string">
            <text:p>LTC</text:p>
          </table:table-cell>
          <table:table-cell office:value-type="float" office:value="10" calcext:value-type="float">
            <text:p>10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Digital Productivity &amp; Process Improvement for Legal Tech Users</text:p>
          </table:table-cell>
          <table:table-cell/>
          <table:table-cell table:style-name="ce10" office:value-type="string" calcext:value-type="string">
            <text:p>38, 39, 40, 4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Nov</text:p>
          </table:table-cell>
          <table:table-cell office:value-type="string" calcext:value-type="string">
            <text:p>LTC</text:p>
          </table:table-cell>
          <table:table-cell office:value-type="float" office:value="11" calcext:value-type="float">
            <text:p>1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Information &amp; Analytics Literacy for Legal Tech Users</text:p>
          </table:table-cell>
          <table:table-cell/>
          <table:table-cell table:style-name="ce10" office:value-type="string" calcext:value-type="string">
            <text:p>42, 43, 44, 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 Nov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09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13:00:25.460452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7-11-30T14:35:18.742280552</dc:date>
    <meta:editing-duration>PT23H49M</meta:editing-duration>
    <meta:editing-cycles>109</meta:editing-cycles>
    <meta:document-statistic meta:table-count="1" meta:cell-count="737" meta:object-count="0"/>
  </office:meta>
</office:document-meta>
</file>